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cm" svg:height="0.75cm" svg:x="0.1cm" svg:y="1.35cm">
          <draw:glue-point draw:id="4" svg:x="-5cm" svg:y="-5cm"/>
          <text:p text:style-name="P1"><text:span text:style-name="T1"># i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0.75cm" svg:x="2.1cm" svg:y="1.35cm">
          <text:p text:style-name="P1"><text:span text:style-name="T1">imap</text:span></text:p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5cm" svg:x="1.1cm" svg:y="1.35cm">
          <text:p text:style-name="P1"><text:span text:style-name="T1"># 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5cm" svg:x="3.1cm" svg:y="1.35cm">
          <text:p text:style-name="P1"><text:span text:style-name="T1">bmap</text:span></text:p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5cm" svg:x="4.1cm" svg:y="1.35cm">
          <text:p text:style-name="P1"><text:span text:style-name="T1">first data</text:span></text:p>
          <text:p text:style-name="P1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6.1cm" svg:y="1.35cm">
          <text:p text:style-name="P1"><text:span text:style-name="T1">maximum 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0.75cm" svg:x="8.1cm" svg:y="1.35cm">
          <draw:glue-point draw:id="4" svg:x="5cm" svg:y="-5cm"/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5cm" svg:x="5.1cm" svg:y="1.3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0.5cm" svg:x="0.1cm" svg:y="0.1cm">
          <draw:glue-point draw:id="4" svg:x="-5cm" svg:y="5cm"/>
          <text:p text:style-name="P1"><text:span text:style-name="T1">boot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3cm" svg:height="0.5cm" svg:x="1.3cm" svg:y="0.1cm">
          <draw:glue-point draw:id="4" svg:x="5cm" svg:y="5cm"/>
          <draw:glue-point draw:id="5" svg:x="-5cm" svg:y="5cm"/>
          <text:p text:style-name="P1"><text:span text:style-name="T1">super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4cm" svg:height="0.5cm" svg:x="2.6cm" svg:y="0.1cm">
          <text:p text:style-name="P1"><text:span text:style-name="T1">imap 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4cm" svg:height="0.5cm" svg:x="4cm" svg:y="0.1cm">
          <text:p text:style-name="P1"><text:span text:style-name="T1">bmap 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5cm" svg:height="0.5cm" svg:x="5.4cm" svg:y="0.1cm">
          <text:p text:style-name="P1"><text:span text:style-name="T1">i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5cm" svg:height="0.5cm" svg:x="6.35cm" svg:y="0.1cm">
          <draw:glue-point draw:id="4" svg:x="5cm" svg:y="5cm"/>
          <text:p text:style-name="P1"><text:span text:style-name="T1">data 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.3cm" svg:y1="0.6cm" svg:x2="0.1cm" svg:y2="1.35cm" draw:start-shape="id1" draw:start-glue-point="5" draw:end-shape="id2" draw:end-glue-point="4" svg:d="M1300 600l-1200 750" svg:viewBox="0 0 1201 751">
          <text:p/>
        </draw:connector>
        <draw:connector draw:style-name="gr3" draw:text-style-name="P1" draw:layer="layout" draw:type="line" svg:x1="9.1cm" svg:y1="1.35cm" svg:x2="2.6cm" svg:y2="0.6cm" draw:start-shape="id3" draw:start-glue-point="4" draw:end-shape="id1" draw:end-glue-point="4" svg:d="M9100 1350l-6500-750" svg:viewBox="0 0 6501 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cm" fo:page-height="2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6:31:56.104005973</meta:creation-date>
    <dc:date>2015-09-07T23:10:29.870399506</dc:date>
    <meta:editing-duration>PT7M31S</meta:editing-duration>
    <meta:editing-cycles>7</meta:editing-cycles>
    <meta:generator>LibreOffice/4.2.8.2$Linux_X86_64 LibreOffice_project/420m0$Build-2</meta:generator>
    <meta:document-statistic meta:object-count="16"/>
  </office:meta>
</office:document-meta>
</file>